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wfrp-brödtext" style:list-style-name="L1"/>
    <style:style style:name="P2" style:family="paragraph" style:parent-style-name="wfrp-brödtext" style:list-style-name="L1">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3" style:family="paragraph" style:parent-style-name="wfrp-brödtext" style:list-style-name="L1">
      <style:paragraph-properties fo:break-before="auto" fo:break-after="auto"/>
    </style:style>
    <style:style style:name="P4" style:family="paragraph" style:parent-style-name="wfrp-brödtext" style:list-style-name="L1">
      <style:paragraph-properties fo:break-before="auto" fo:break-after="auto"/>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P5" style:family="paragraph" style:parent-style-name="FAB-Överrubrik" style:master-page-name="Standard">
      <style:paragraph-properties style:page-number="auto"/>
      <style:text-properties style:font-name-asian="Hammersmith One" style:font-name-complex="Hammersmith On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line-through-style="none"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4" style:family="text">
      <style:text-properties style:text-line-through-style="none" fo:font-style="normal" style:text-underline-style="none" fo:font-weight="normal" fo:background-color="#ffff66" style:font-name-asian="Averia Serif Libre" style:font-size-asian="10pt" style:font-style-asian="normal" style:font-weight-asian="normal" style:font-name-complex="Averia Serif Libre" style:font-size-complex="10pt" style:font-style-complex="normal" style:font-weight-complex="normal"/>
    </style:style>
    <style:style style:name="T5" style:family="text">
      <style:text-properties style:text-line-through-style="none" fo:font-style="normal" style:text-underline-style="solid" style:text-underline-width="auto" style:text-underline-color="font-color"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T6" style:family="text">
      <style:text-properties style:text-line-through-style="none" fo:font-style="italic" style:text-underline-style="none" fo:font-weight="normal" style:font-name-asian="Averia Serif Libre" style:font-size-asian="10pt" style:font-style-asian="italic" style:font-weight-asian="normal" style:font-name-complex="Averia Serif Libre" style:font-size-complex="10pt" style:font-style-complex="italic" style:font-weight-complex="normal"/>
    </style:style>
    <style:style style:name="T7" style:family="text">
      <style:text-properties style:text-underline-style="none" fo:background-color="#ffff66"/>
    </style:style>
    <style:style style:name="T8" style:family="text">
      <style:text-properties fo:background-color="#ffff66"/>
    </style:style>
    <style:style style:name="Sect1" style:family="section">
      <style:section-properties text:dont-balance-text-columns="false" style:editable="false">
        <style:columns fo:column-count="2" fo:column-gap="1.401cm">
          <style:column style:rel-width="32767*" fo:start-indent="0cm" fo:end-indent="0.7cm"/>
          <style:column style:rel-width="32768*" fo:start-indent="0.7cm" fo:end-indent="0cm"/>
        </style:columns>
      </style:section-properties>
    </style:style>
    <text:list-style style:name="L1">
      <text:list-level-style-bullet text:level="1" text:style-name="Bullet_20_Symbols" style:num-suffix="." text:bullet-char="•">
        <style:list-level-properties text:space-before="0.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
      <text:p text:style-name="wfrp-rubrik">HENDRY VON CREUTZ</text:p>
      <text:p text:style-name="wfrp-brödtext"/>
      <text:p text:style-name="wfrp-brödtext">Hendry kommer från den lågadliga släkten von Creutz i Averland. Även om von Creutz på många sätt kan betraktas som en ”framgångsrik” släkt med många och viktiga kontakter hade den sina glansdagar för 200 år sedan under kejsare Magnus the Pious (”Magnus den Frommes”) tid. Efter det Stora Kriget mot Kaos sinade släktens tillgångar och dess makt minskade i och med att flera av släktens mest inflytelserika medlemmar dog i kriget. Under en period var det så illa ställt att den enda egentliga tillgång släkten hade var herrgården <text:span text:style-name="T1">Falkensitz</text:span> (”Falkens högsäte”) som för övrigt än idag tillhör släkten och är platsen där Hendry växte upp.</text:p>
      <text:p text:style-name="wfrp-brödtext">Hendrys far och farfar lyckades dock vända släktens nedgående spiral via ett antal lyckosamma affärer med prominenta halvlingar från The Moot (involverande import av ”mästerkockar” och ”långblads”-tobak, von Creutz har i princip monopol på att förmedla dessa tjänster och varor runt om i Imperiet). Utöver affärer med halvlingar har man mer en ett par fingrar med i den lukrativa boskapshandeln i Averheim med omnejd. På det hela taget ser framtiden ljus ut för släkten och Hendrys far är dess starke man.</text:p>
      <text:p text:style-name="wfrp-brödtext">Släkten har starka band, på Hendrys mors sida, med den inflytelserika adelsfamiljen von Alptraum. Under Hendrys uppväxt umgicks släkterna ofta och faktum är att <text:span text:style-name="T7">Clothilde von Alptraum</text:span> är som en äldre syster till den tio år yngre Hendry. </text:p>
      <text:p text:style-name="wfrp-brödtext"/>
      <text:section text:style-name="Sect1" text:name="Område1">
        <text:h text:style-name="wfrp-rubrik-1" text:outline-level="10">The enemy within</text:h>
        <text:p text:style-name="wfrp-brödtext">Din far ville att du skulle skaffa dig livserfarenhet och lära dig livet som adelsman genom att tjänstgöra som väpnare. Han själv ansåg sig inte ha tiden utan skickade dig till en bekant, adelsmannen <text:span text:style-name="T7">Friedrich von Kaufmann</text:span>, för att där ta anställning.</text:p>
        <text:p text:style-name="wfrp-brödtext">Senaste tiden har du spenderat i Middenheim på uppdrag av von Kaufmann som vill att du ska ta reda på information om en av hans konkurrenter, en viss <text:span text:style-name="T7">Wolfgang von Aschenbeck</text:span>. Kaufmann tror att Wolfgang kan ha något att göra med de problem som hans företag <text:span text:style-name="T1">The Red Arrows Coaches</text:span> har haft med sina krutleveranser från Nuln. Hittills har du inte hittat något direkt komprometterande på Wolfgang men du har snappat upp att han är misstänkt för samröre med de Fördärvande Krafterna (läs kaos).</text:p>
        <text:p text:style-name="wfrp-brödtext">Du har nåtts av bud från Kaufmann att han ämnar skicka upp en grupp ”problemlösare” från Averheim för att gräva djupare kring Wolfgangs eventuella inblandning i de försvunna krutlasterna och Kaufmann har bett dig kontakta dessa individer och initiera ett samarbete med dessa. </text:p>
        <text:list xml:id="list1358629892899855977" text:style-name="L1">
          <text:list-item>
            <text:p text:style-name="P4">Igår, när du dinerade på <text:span text:style-name="T1">The Prospect</text:span> – det värdshus som du bor på medan du är här, hörde du talas om ett inbrott i en av sviterna på värdshuset. Dessutom ryktades det om en stor uppgörelse i de nordöstra delarna av staden under gårdagskvällen. Kan de båda händelserna vara ihopkopplade? Har de med ”problemlösarna” från Averheim att göra?</text:p>
          </text:list-item>
          <text:list-item>
            <text:p text:style-name="P2">Hur tänker du dig att samarbetet med ”problemlösarna” ska fungera? De är anställda av dig eller du av dem?</text:p>
          </text:list-item>
          <text:list-item>
            <text:p text:style-name="P2">Tydligen är det självaste <text:span text:style-name="T8">Gregor Helstrum</text:span>, en (ö)känd häxjägare, som håller i anklagelserna mot Wolfgang von Aschenbeck. Vad är det som Wolfgang är anklagad för med tanke på det ”tunga artilleriet”?</text:p>
          </text:list-item>
          <text:list-item>
            <text:p text:style-name="P2">Wolfgangs dotter, Margerete, verkar inte komma överens med <text:span text:style-name="T8">Werner Markheim</text:span>, Wolfgangs högra hand. Vad kan orsaken till denna schism vara? </text:p>
          </text:list-item>
          <text:list-item>
            <text:p text:style-name="P1"><text:span text:style-name="T3">Hur ställer du dig till den undersköna </text:span><text:span text:style-name="T4">Margrete von Aschenbeck</text:span><text:span text:style-name="T3"> som inte bara verkar vara sympatisk utan även giftasmogen (18 år gammal)?</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erif Libre" svg:font-family="'Averia Serif Libre'"/>
    <style:font-face style:name="Georgia" svg:font-family="Georgia"/>
    <style:font-face style:name="Hammersmith One" svg:font-family="'Hammersmith One'"/>
    <style:font-face style:name="OpenSymbol" svg:font-family="OpenSymbol"/>
    <style:font-face style:name="Barcelona BQ" svg:font-family="'Barcelona BQ'" style:font-adornments="Fet" style:font-pitch="variable"/>
    <style:font-face style:name="Barcelona BQ1" svg:font-family="'Barcelona BQ'"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Gill Sans3" svg:font-family="'Gill Sans'" style:font-adornments="Fet" style:font-family-generic="swiss" style:font-pitch="variable"/>
    <style:font-face style:name="Gill Sans2" svg:font-family="'Gill Sans'" style:font-adornments="Mager" style:font-family-generic="swiss" style:font-pitch="variable"/>
    <style:font-face style:name="Gill Sans1" svg:font-family="'Gill Sans'" style:font-adornments="SemiBold" style:font-family-generic="swiss" style:font-pitch="variable"/>
    <style:font-face style:name="Gill Sans" svg:font-family="'Gill Sans'" style:font-adornments="Standard" style:font-family-generic="swiss" style:font-pitch="variable"/>
    <style:font-face style:name="Gill Sans MT" svg:font-family="'Gill Sans MT'"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justify" style:justify-single-word="false" fo:orphans="2" fo:widows="2" fo:text-indent="0cm" style:auto-text-indent="false" fo:break-before="auto" fo:break-after="auto" style:writing-mode="lr-tb"/>
      <style:text-properties fo:color="#434343" style:text-line-through-style="none" style:font-name="Averia Serif Libre" fo:font-size="10pt" fo:font-style="normal" style:text-underline-style="none" fo:font-weight="normal" style:font-name-asian="Averia Serif Libre" style:font-size-asian="10pt" style:font-style-asian="normal" style:font-weight-asian="normal" style:font-name-complex="Averia Serif Libr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847cm" fo:margin-bottom="0.212cm" fo:line-height="115%" fo:break-before="auto" fo:break-after="auto" fo:keep-with-next="always" style:writing-mode="lr-tb"/>
      <style:text-properties style:font-name="Arial" fo:font-size="36pt" fo:font-weight="bold" style:font-name-asian="MS Mincho" style:font-size-asian="36pt" style:font-weight-asian="bold" style:font-name-complex="Tahoma"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style:font-name="Hammersmith One" fo:font-size="18pt" fo:font-weight="bold" style:font-name-asian="Hammersmith One" style:font-size-asian="18pt" style:font-weight-asian="bold" style:font-name-complex="Hammersmith One"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style:font-name="Hammersmith One" fo:font-size="14pt" fo:font-weight="bold" style:font-name-asian="Hammersmith One" style:font-size-asian="14pt" style:font-weight-asian="bold" style:font-name-complex="Hammersmith One"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AB-Rubrik" style:family="paragraph" style:parent-style-name="Title">
      <style:paragraph-properties fo:margin-top="0cm" fo:margin-bottom="0cm" fo:line-height="115%" fo:text-align="center" style:justify-single-word="false" fo:padding="0cm" fo:border="none" style:shadow="none" style:writing-mode="lr-tb"/>
      <style:text-properties style:use-window-font-color="true" style:font-name="Gill Sans MT" fo:font-size="26pt" fo:font-weight="normal"/>
    </style:style>
    <style:style style:name="wfrp-brödtext" style:family="paragraph" style:parent-style-name="Standard" style:class="text" style:master-page-name="">
      <style:paragraph-properties fo:margin-left="0cm" fo:margin-right="0cm" fo:margin-top="0cm" fo:margin-bottom="0.4cm" style:line-spacing="0.049cm" fo:text-align="start" style:justify-single-word="false" fo:orphans="2" fo:widows="2" fo:hyphenation-ladder-count="no-limit" fo:text-indent="0cm" style:auto-text-indent="false" style:page-number="auto" fo:background-color="transparent" style:shadow="none" style:vertical-align="baseline" style:writing-mode="lr-tb">
        <style:drop-cap/>
        <style:background-image/>
      </style:paragraph-properties>
      <style:text-properties fo:color="#333333" style:font-name="Gill Sans" fo:font-size="9pt" fo:hyphenate="true" fo:hyphenation-remain-char-count="6" fo:hyphenation-push-char-count="6"/>
    </style:style>
    <style:style style:name="wfrp-rubrik-1" style:family="paragraph" style:parent-style-name="Heading_20_1" style:next-style-name="wfrp-brödtext" style:default-outline-level="10" style:list-style-name="" style:class="text" style:master-page-name="">
      <style:paragraph-properties fo:margin-top="0.499cm" fo:margin-bottom="0cm" fo:line-height="115%" fo:text-align="start" style:justify-single-word="false" style:page-number="auto" fo:padding="0cm" fo:border-left="none" fo:border-right="none" fo:border-top="none" fo:border-bottom="0.018cm solid #333333" style:shadow="none" fo:keep-with-next="always" style:writing-mode="lr-tb">
        <style:tab-stops/>
      </style:paragraph-properties>
      <style:text-properties fo:text-transform="uppercase" fo:color="#333333" style:font-name="Gill Sans1" fo:font-size="10pt" fo:letter-spacing="normal" fo:font-style="normal" fo:font-weight="600"/>
    </style:style>
    <style:style style:name="FAB-Rubrik-2" style:family="paragraph" style:next-style-name="wfrp-brödtext" style:default-outline-level="10" style:list-style-name="" style:master-page-name="">
      <style:paragraph-properties fo:margin-top="0.64cm" fo:margin-bottom="0cm" fo:line-height="100%" style:page-number="auto" fo:padding="0cm" fo:border="none" style:shadow="none" fo:keep-with-next="always" style:writing-mode="lr-tb">
        <style:tab-stops/>
      </style:paragraph-properties>
      <style:text-properties fo:text-transform="uppercase" fo:color="#333333" style:font-name="Gill Sans" fo:font-size="10pt" fo:letter-spacing="normal" fo:font-style="normal" fo:font-weight="600" style:font-name-asian="Hammersmith One" style:font-name-complex="Hammersmith One"/>
    </style:style>
    <style:style style:name="wfrp-exempel" style:family="paragraph" style:parent-style-name="wfrp-brödtext" style:master-page-name="">
      <style:paragraph-properties fo:margin-left="0cm" fo:margin-right="0cm" fo:margin-top="0cm" fo:margin-bottom="0.4cm" fo:text-align="justify" style:justify-single-word="false" fo:text-indent="0cm" style:auto-text-indent="false" style:page-number="auto" fo:background-color="transparent" style:shadow="none">
        <style:background-image/>
      </style:paragraph-properties>
      <style:text-properties fo:color="#333333" style:font-name="Gill Sans" fo:font-style="italic" fo:font-weight="normal" fo:background-color="transparent"/>
    </style:style>
    <style:style style:name="FAB-Huvud" style:family="paragraph" style:parent-style-name="wfrp-brödtext" style:master-page-name="">
      <style:paragraph-properties fo:text-align="center" style:justify-single-word="false" style:page-number="auto" fo:background-color="transparent" fo:padding="0.199cm" fo:border-left="none" fo:border-right="none" fo:border-top="none" fo:border-bottom="0.018cm solid #333333" style:shadow="none">
        <style:background-image/>
      </style:paragraph-properties>
      <style:text-properties fo:text-transform="uppercase" fo:color="#333333" style:font-name="Gill Sans MT" fo:font-size="7pt" fo:font-weight="normal"/>
    </style:style>
    <style:style style:name="FAB-Fot" style:family="paragraph" style:parent-style-name="FAB-Huvud" style:master-page-name="">
      <style:paragraph-properties fo:margin-top="0.499cm" fo:margin-bottom="0.4cm" fo:text-align="start" style:justify-single-word="false" style:page-number="auto" fo:padding="0cm" fo:border="none" style:shadow="none"/>
      <style:text-properties fo:font-variant="normal" fo:text-transform="none" fo:color="#333333" fo:font-size="7pt"/>
    </style:style>
    <style:style style:name="wfrp-tabell" style:family="paragraph" style:parent-style-name="Table_20_Contents" style:master-page-name="">
      <style:paragraph-properties style:line-spacing="0.041cm" fo:text-align="start" style:justify-single-word="false" style:page-number="auto" style:shadow="none"/>
      <style:text-properties fo:color="#333333" style:font-name="Gill Sans2"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frp-tabell-namn" style:family="paragraph" style:parent-style-name="wfrp-brödtext">
      <style:paragraph-properties fo:margin-left="0cm" fo:margin-right="0cm" fo:margin-top="0cm" fo:margin-bottom="0.101cm" fo:text-indent="0cm" style:auto-text-indent="false"/>
      <style:text-properties style:font-name="Gill Sans3" fo:font-weight="600" style:font-weight-asian="bold" style:font-weight-complex="bold"/>
    </style:style>
    <style:style style:name="FAB-Rubrik-3" style:family="paragraph" style:next-style-name="wfrp-brödtext" style:master-page-name="">
      <style:paragraph-properties fo:margin-left="0cm" fo:margin-right="0cm" fo:margin-top="0.199cm" fo:margin-bottom="0cm" fo:text-indent="0cm" style:auto-text-indent="false" style:page-number="auto"/>
      <style:text-properties fo:font-variant="normal" fo:text-transform="none" style:font-name="Barcelona BQ" fo:font-size="9pt" fo:font-weight="bold"/>
    </style:style>
    <style:style style:name="FAB-Överrubrik" style:family="paragraph" style:parent-style-name="FAB-Rubrik-2">
      <style:paragraph-properties fo:text-align="center" style:justify-single-word="false"/>
    </style:style>
    <style:style style:name="FAB-Inledning" style:family="paragraph" style:parent-style-name="wfrp-brödtext">
      <style:paragraph-properties fo:margin-left="1.499cm" fo:margin-right="1.499cm" fo:text-indent="0cm" style:auto-text-indent="false" fo:background-color="transparent" style:shadow="none">
        <style:background-image/>
      </style:paragraph-properties>
      <style:text-properties style:font-name="Barcelona BQ1"/>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frp-rubrik-sub" style:family="paragraph" style:parent-style-name="wfrp-brödtext">
      <style:paragraph-properties fo:margin-top="0cm" fo:margin-bottom="0.7cm" fo:text-align="center" style:justify-single-word="false"/>
    </style:style>
    <style:style style:name="wfrp-tabell-huvud" style:family="paragraph" style:parent-style-name="wfrp-tabell">
      <style:text-properties fo:font-weight="600"/>
    </style:style>
    <style:style style:name="Quotations" style:family="paragraph" style:parent-style-name="Standard" style:class="html">
      <style:paragraph-properties fo:margin-left="1cm" fo:margin-right="1cm" fo:margin-top="0cm" fo:margin-bottom="0.499cm" fo:text-indent="0cm" style:auto-text-indent="false"/>
    </style:style>
    <style:style style:name="wfrp-rubrik-2" style:family="paragraph" style:parent-style-name="wfrp-rubrik-1" style:next-style-name="wfrp-brödtext" style:class="text">
      <style:paragraph-properties fo:margin-top="0.801cm" fo:margin-bottom="0cm" fo:padding="0cm" fo:border="none" style:shadow="none"/>
      <style:text-properties fo:color="#333333" fo:font-size="9pt"/>
    </style:style>
    <style:style style:name="wfrp-rubrik-3" style:family="paragraph" style:parent-style-name="wfrp-rubrik-2" style:next-style-name="wfrp-brödtext" style:class="text" style:master-page-name="">
      <style:paragraph-properties fo:margin-top="0.7cm" fo:margin-bottom="0cm" style:page-number="auto" fo:keep-with-next="always"/>
      <style:text-properties fo:font-variant="normal" fo:text-transform="none"/>
    </style:style>
    <style:style style:name="wfrp-rubrik" style:family="paragraph" style:parent-style-name="FAB-Rubrik" style:class="text">
      <style:text-properties style:font-name-asian="Hammersmith One" style:font-name-complex="Hammersmith One"/>
    </style:style>
    <style:style style:name="wfrp-sub-rubrik" style:family="paragraph" style:parent-style-name="wfrp-rubrik-sub" style:class="text"/>
    <style:style style:name="wfrp-rubrik-4" style:family="paragraph" style:parent-style-name="wfrp-rubrik-3" style:class="text">
      <style:paragraph-properties fo:margin-top="0.199cm" fo:margin-bottom="0cm" style:shadow="none"/>
      <style:text-properties fo:font-style="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49cm" fo:margin-bottom="1.05cm" fo:margin-left="2.84cm" fo:margin-right="2.84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
    <dc:creator>Ola Andersson</dc:creator>
    <meta:editing-cycles>361</meta:editing-cycles>
    <dc:date>2017-09-15T15:31:17</dc:date>
    <meta:editing-duration>P1DT14H14M14S</meta:editing-duration>
    <meta:printed-by>Ola Andersson</meta:printed-by>
    <meta:print-date>2015-03-03T09:42:47</meta:print-date>
    <meta:document-statistic meta:table-count="0" meta:image-count="0" meta:object-count="0" meta:page-count="1" meta:paragraph-count="13" meta:word-count="555" meta:character-count="3348"/>
  </office:meta>
</office:document-meta>
</file>